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Opzetten sensor-netwerk NH3 in landbouwregio's</text:p>
      <text:p text:style-name="Standard"/>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4">Inhoudsopgave</text:p>
          </text:index-title>
          <text:p text:style-name="P5">Inleiding<text:tab/>3</text:p>
          <text:p text:style-name="P3">Aanleiding<text:tab/>3</text:p>
          <text:p text:style-name="P3">Probleemsituatie<text:tab/>3</text:p>
          <text:p text:style-name="P3">Doelstelling<text:tab/>3</text:p>
          <text:p text:style-name="P5">Opzet NH3 netwerk<text:tab/>3</text:p>
          <text:p text:style-name="P3">Regio's<text:tab/>3</text:p>
          <text:p text:style-name="P3">Uitwerking <text:tab/>3</text:p>
          <text:p text:style-name="P3">Locatiebepaling<text:tab/>3</text:p>
          <text:p text:style-name="P3">Selectie type NH3 sensoren<text:tab/>3</text:p>
          <text:p text:style-name="P3">Netwerk opzet data ontsluiting<text:tab/>3</text:p>
          <text:p text:style-name="P3">Aantallen<text:tab/>3</text:p>
          <text:p text:style-name="P3">Kosten overzicht<text:tab/>3</text:p>
          <text:p text:style-name="P3">Conclusies<text:tab/>3</text:p>
        </text:index-body>
      </text:table-of-content>
      <text:p text:style-name="Standard"/>
      <text:p text:style-name="P2"/>
      <text:h text:style-name="Heading_20_1" text:outline-level="1">Inleiding</text:h>
      <text:p text:style-name="Standard"/>
      <text:h text:style-name="Heading_20_2" text:outline-level="2">Aanleiding</text:h>
      <text:p text:style-name="Standard"/>
      <text:p text:style-name="Standard">Aanleiding van deze notitie is om een plan op te stellen voor het opzetten van een NH3 monitoringsnetwerk.</text:p>
      <text:h text:style-name="Heading_20_2" text:outline-level="2">Probleemsituatie</text:h>
      <text:p text:style-name="Standard">Probleemsituatie is ontstaan vanuit enkele rechtzaken. Belangrijkste is de uitspraak vanuit de Greenpeace zaak op 22 januari 2025</text:p>
      <text:h text:style-name="Heading_20_2" text:outline-level="2">Doelstelling</text:h>
      <text:p text:style-name="Standard">Doelstelling van deze korte notitie is om inzicht te krijgen in het opzetten van een NH3 netwerk. Dit vanuit de selectie van regio's, landbouwbedrijven, en locaties van sensoren. </text:p>
      <text:p text:style-name="Standard"/>
      <text:h text:style-name="Heading_20_1" text:outline-level="1">Opzet NH3 netwerk</text:h>
      <text:p text:style-name="Standard"/>
      <text:h text:style-name="Heading_20_2" text:outline-level="2">Regio's</text:h>
      <text:p text:style-name="Standard"/>
      <text:p text:style-name="Standard">De regio's welke voor selectie van het opzetten van het netwerk worden geselecteerd zijn afhankelijk van de (volgens de rechtspraak) overbelaste natuurgebieden. <text:s text:c="2"/></text:p>
      <text:h text:style-name="Heading_20_2" text:outline-level="2">Uitwerking </text:h>
      <text:p text:style-name="Standard"/>
      <text:p text:style-name="Standard">De uitwerking van de selectie van de regio's vindt plaats vanuit de overbelast KDW gebieden binnen de Natura 2000 gebieden. </text:p>
      <text:p text:style-name="Standard"/>
      <text:h text:style-name="Heading_20_2" text:outline-level="2">Locatiebepaling</text:h>
      <text:p text:style-name="Standard">De locatiebepaling van de sensoren zijn afhankelijk van de locaties van de bedrijven. Voor lokale emissies en deposities van NH3 selecteren we vanuit een afstand van 500m vanuit de overbelastte KDW habitat-gebieden de bedrijfslocaties. <text:s/></text:p>
      <text:p text:style-name="Standard"/>
      <text:p text:style-name="Standard"/>
      <text:h text:style-name="Heading_20_2" text:outline-level="2">Selectie type NH3 sensoren</text:h>
      <text:p text:style-name="Text_20_body"/>
      <text:p text:style-name="Text_20_body">Goed voorbeeld van een NH3 sensor in combinatie met dataplatform:</text:p>
      <text:p text:style-name="Standard"><text:a xlink:type="simple" xlink:href="https://www.dol-sensors.com/products/dol-53-ammonia-sensor/" text:style-name="Internet_20_link" text:visited-style-name="Visited_20_Internet_20_Link">https://www.dol-sensors.com/products/dol-53-ammonia-sensor/</text:a></text:p>
      <text:p text:style-name="Standard"><text:a xlink:type="simple" xlink:href="https://webshop.airteq.eu/producten/aranet-nh3-sensor-kit/" text:style-name="Internet_20_link" text:visited-style-name="Visited_20_Internet_20_Link">https://webshop.airteq.eu/producten/aranet-nh3-sensor-kit/</text:a> </text:p>
      <text:p text:style-name="Standard"/>
      <text:p text:style-name="Standard">Goedkopere sensoren:</text:p>
      <text:p text:style-name="Standard"><text:soft-page-break/><text:a xlink:type="simple" xlink:href="https://nl.aliexpress.com/item/1005005713243638.html?spm=a2g0o.productlist.main.5.13bekf4ckf4cLi&amp;algo_pvid=41a7efc0-b56b-424a-8873-dca6740f70d1&amp;algo_exp_id=41a7efc0-b56b-424a-8873-dca6740f70d1-2&amp;pdp_ext_f=%7B%22order%22%3A%2211%22%2C%22eval%22%3A%221%22%7D&amp;pdp_npi=4%40dis%21EUR%2151.37%2133.39%21%21%21380.52%21247.34%21%40211b629217379305052025004e4e1c%2112000034092163876%21sea%21NL%210%21ABX&amp;curPageLogUid=VfybgaNiGQUp&amp;utparam-url=scene%3Asearch%7Cquery_from%3A" text:style-name="Internet_20_link" text:visited-style-name="Visited_20_Internet_20_Link">https://nl.aliexpress.com/item/1005005713243638.html?spm=a2g0o.productlist.main.5.13bekf4ckf4cLi&amp;algo_pvid=41a7efc0-b56b-424a-8873-dca6740f70d1&amp;algo_exp_id=41a7efc0-b56b-424a-8873-dca6740f70d1-2&amp;pdp_ext_f=%7B%22order%22%3A%2211%22%2C%22eval%22%3A%221%22%7D&amp;pdp_npi=4%40dis%21EUR%2151.37%2133.39%21%21%21380.52%21247.34%21%40211b629217379305052025004e4e1c%2112000034092163876%21sea%21NL%210%21ABX&amp;curPageLogUid=VfybgaNiGQUp&amp;utparam-url=scene%3Asearch%7Cquery_from%3A</text:a> </text:p>
      <text:p text:style-name="Standard"/>
      <text:p text:style-name="Standard"><text:a xlink:type="simple" xlink:href="https://nl.aliexpress.com/item/1005008251391436.html?spm=a2g0o.productlist.main.97.13bekf4ckf4cLi&amp;algo_pvid=41a7efc0-b56b-424a-8873-dca6740f70d1&amp;algo_exp_id=41a7efc0-b56b-424a-8873-dca6740f70d1-48&amp;pdp_ext_f=%7B%22order%22%3A%223%22%2C%22eval%22%3A%221%22%7D&amp;pdp_npi=4%40dis%21EUR%21209.71%21150.99%21%21%21213.34%21153.60%21%40211b629217379305052025004e4e1c%2112000044379384977%21sea%21NL%210%21ABX&amp;curPageLogUid=U06cwAaiwAXl&amp;utparam-url=scene%3Asearch%7Cquery_from%3A" text:style-name="Internet_20_link" text:visited-style-name="Visited_20_Internet_20_Link">https://nl.aliexpress.com/item/1005008251391436.html?spm=a2g0o.productlist.main.97.13bekf4ckf4cLi&amp;algo_pvid=41a7efc0-b56b-424a-8873-dca6740f70d1&amp;algo_exp_id=41a7efc0-b56b-424a-8873-dca6740f70d1-48&amp;pdp_ext_f=%7B%22order%22%3A%223%22%2C%22eval%22%3A%221%22%7D&amp;pdp_npi=4%40dis%21EUR%21209.71%21150.99%21%21%21213.34%21153.60%21%40211b629217379305052025004e4e1c%2112000044379384977%21sea%21NL%210%21ABX&amp;curPageLogUid=U06cwAaiwAXl&amp;utparam-url=scene%3Asearch%7Cquery_from%3A</text:a> </text:p>
      <text:p text:style-name="Standard"/>
      <text:p text:style-name="P1"><text:a xlink:type="simple" xlink:href="https://nl.aliexpress.com/item/1005008340621788.html?spm=a2g0o.productlist.main.115.13bekf4ckf4cLi&amp;algo_pvid=41a7efc0-b56b-424a-8873-dca6740f70d1&amp;pdp_ext_f=%7B%22order%22%3A%22-1%22%2C%22eval%22%3A%221%22%7D&amp;utparam-url=scene%3Asearch%7Cquery_from%3A" text:style-name="Internet_20_link" text:visited-style-name="Visited_20_Internet_20_Link"><text:span text:style-name="T1">https://nl.aliexpress.com/item/1005008340621788.html?spm=a2g0o.productlist.main.115.13bekf4ckf4cLi&amp;algo_pvid=41a7efc0-b56b-424a-8873-dca6740f70d1&amp;pdp_ext_f=%7B%22order%22%3A%22-1%22%2C%22eval%22%3A%221%22%7D&amp;utparam-url=scene%3Asearch%7Cquery_from%3A</text:span></text:a> </text:p>
      <text:p text:style-name="Standard"/>
      <text:h text:style-name="Heading_20_2" text:outline-level="2"/>
      <text:p text:style-name="Standard"/>
      <text:h text:style-name="Heading_20_2" text:outline-level="2">Aantallen</text:h>
      <text:p text:style-name="Standard"/>
      <text:h text:style-name="Heading_20_2" text:outline-level="2">Kosten overzicht</text:h>
      <text:p text:style-name="Standard"/>
      <text:h text:style-name="Heading_20_2" text:outline-level="2">Conclusies</text:h>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Zijlstra</meta:initial-creator>
    <meta:creation-date>2025-01-26T22:55:26.25</meta:creation-date>
    <dc:date>2025-01-26T23:33:50.81</dc:date>
    <dc:creator>Richard Zijlstra</dc:creator>
    <meta:editing-duration>PT38M23S</meta:editing-duration>
    <meta:editing-cycles>5</meta:editing-cycles>
    <meta:generator>OpenOffice/4.1.15$Win32 OpenOffice.org_project/4115m2$Build-9813</meta:generator>
    <meta:document-statistic meta:table-count="0" meta:image-count="0" meta:object-count="0" meta:page-count="4" meta:paragraph-count="40" meta:word-count="216" meta:character-count="2758"/>
  </office:meta>
</office:document-meta>
</file>